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3.393cm" fo:min-width="23.075cm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13.233cm" fo:min-width="22.123cm"/>
    </style:style>
    <style:style style:name="gr18" style:family="graphic" style:parent-style-name="standard">
      <style:graphic-properties draw:fill-color="#5983b0" draw:textarea-horizontal-align="justify" draw:textarea-vertical-align="middle" draw:auto-grow-height="false" fo:min-height="7.2cm" fo:min-width="22.123cm"/>
    </style:style>
    <style:style style:name="gr19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6" style:family="graphic" style:parent-style-name="objectwithoutfill">
      <style:graphic-properties draw:marker-end="Arrowheads_20_37" draw:marker-end-width="0.3cm" draw:fill="solid"/>
    </style:style>
    <style:style style:name="gr27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8" style:family="graphic" style:parent-style-name="objectwithoutfill">
      <style:graphic-properties draw:marker-end="Arrowheads_20_39" draw:marker-end-width="0.3cm" draw:fill="none"/>
    </style:style>
    <style:style style:name="gr29" style:family="graphic" style:parent-style-name="objectwithoutfill">
      <style:graphic-properties draw:marker-end="Arrowheads_20_40" draw:marker-end-width="0.3cm" draw:fill="none"/>
    </style:style>
    <style:style style:name="gr30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31" style:family="graphic" style:parent-style-name="objectwithoutfill">
      <style:graphic-properties draw:marker-end="Arrowheads_20_43" draw:marker-end-width="0.3cm" draw:fill="none"/>
    </style:style>
    <style:style style:name="gr32" style:family="graphic" style:parent-style-name="objectwithoutfill">
      <style:graphic-properties draw:marker-end="Arrowheads_20_44" draw:marker-end-width="0.3cm" draw:fill="none"/>
    </style:style>
    <style:style style:name="gr33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03cm" fo:min-width="4.343cm"/>
      <style:paragraph-properties style:writing-mode="lr-tb"/>
    </style:style>
    <style:style style:name="gr35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6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7" style:family="graphic" style:parent-style-name="objectwithoutfill">
      <style:graphic-properties draw:marker-end="Arrowheads_20_54" draw:marker-end-width="0.3cm" draw:fill="none"/>
    </style:style>
    <style:style style:name="gr38" style:family="graphic" style:parent-style-name="objectwithoutfill">
      <style:graphic-properties draw:marker-end="Arrowheads_20_55" draw:marker-end-width="0.3cm" draw:fill="none"/>
    </style:style>
    <style:style style:name="gr39" style:family="graphic" style:parent-style-name="objectwithoutfill">
      <style:graphic-properties draw:marker-end="Arrowheads_20_56" draw:marker-end-width="0.3cm" draw:fill="none"/>
    </style:style>
    <style:style style:name="gr40" style:family="graphic" style:parent-style-name="objectwithoutfill">
      <style:graphic-properties draw:marker-end="Arrowheads_20_60" draw:marker-end-width="0.3cm" draw:fill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2" style:family="graphic" style:parent-style-name="objectwithoutfill">
      <style:graphic-properties draw:marker-end="Arrowheads_20_71" draw:marker-end-width="0.3cm" draw:fill="none"/>
    </style:style>
    <style:style style:name="gr4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4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5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102" draw:marker-end-width="0.3cm" draw:fill="none"/>
    </style:style>
    <style:style style:name="gr47" style:family="graphic" style:parent-style-name="objectwithoutfill">
      <style:graphic-properties draw:marker-end="Arrowheads_20_103" draw:marker-end-width="0.3cm" draw:fill="none"/>
    </style:style>
    <style:style style:name="gr48" style:family="graphic" style:parent-style-name="objectwithoutfill">
      <style:graphic-properties draw:marker-end="Arrowheads_20_104" draw:marker-end-width="0.3cm" draw:fill="none"/>
    </style:style>
    <style:style style:name="gr49" style:family="graphic" style:parent-style-name="objectwithoutfill">
      <style:graphic-properties draw:marker-end="Arrowheads_20_105" draw:marker-end-width="0.3cm" draw:fill="none"/>
    </style:style>
    <style:style style:name="gr50" style:family="graphic" style:parent-style-name="objectwithoutfill">
      <style:graphic-properties draw:marker-end="Arrowheads_20_106" draw:marker-end-width="0.3cm" draw:fill="none"/>
      <style:paragraph-properties style:writing-mode="lr-tb"/>
    </style:style>
    <style:style style:name="gr51" style:family="graphic" style:parent-style-name="objectwithoutfill">
      <style:graphic-properties draw:marker-end="Arrowheads_20_107" draw:marker-end-width="0.3cm" draw:fill="none"/>
      <style:paragraph-properties style:writing-mode="lr-tb"/>
    </style:style>
    <style:style style:name="gr52" style:family="graphic" style:parent-style-name="objectwithoutfill">
      <style:graphic-properties draw:marker-end="Arrowheads_20_108" draw:marker-end-width="0.3cm" draw:fill="none"/>
      <style:paragraph-properties style:writing-mode="lr-tb"/>
    </style:style>
    <style:style style:name="gr53" style:family="graphic" style:parent-style-name="objectwithoutfill">
      <style:graphic-properties draw:marker-end="Arrowheads_20_109" draw:marker-end-width="0.3cm" draw:fill="none"/>
      <style:paragraph-properties style:writing-mode="lr-tb"/>
    </style:style>
    <style:style style:name="gr54" style:family="graphic" style:parent-style-name="objectwithoutfill">
      <style:graphic-properties draw:marker-end="Arrowheads_20_110" draw:marker-end-width="0.3cm" draw:fill="none"/>
    </style:style>
    <style:style style:name="gr55" style:family="graphic" style:parent-style-name="objectwithoutfill">
      <style:graphic-properties draw:marker-end="Arrowheads_20_112" draw:marker-end-width="0.3cm" draw:fill="none"/>
    </style:style>
    <style:style style:name="gr56" style:family="graphic" style:parent-style-name="objectwithoutfill">
      <style:graphic-properties draw:marker-end="Arrowheads_20_113" draw:marker-end-width="0.3cm" draw:fill="none"/>
    </style:style>
    <style:style style:name="gr57" style:family="graphic" style:parent-style-name="objectwithoutfill">
      <style:graphic-properties draw:marker-end="Arrowheads_20_114" draw:marker-end-width="0.3cm" draw:fill="none"/>
      <style:paragraph-properties style:writing-mode="lr-tb"/>
    </style:style>
    <style:style style:name="gr58" style:family="graphic" style:parent-style-name="objectwithoutfill">
      <style:graphic-properties draw:marker-end="Arrowheads_20_115" draw:marker-end-width="0.3cm" draw:fill="none"/>
      <style:paragraph-properties style:writing-mode="lr-tb"/>
    </style:style>
    <style:style style:name="gr59" style:family="graphic" style:parent-style-name="objectwithoutfill">
      <style:graphic-properties draw:marker-end="Arrowheads_20_117" draw:marker-end-width="0.3cm" draw:fill="none"/>
    </style:style>
    <style:style style:name="gr6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65" style:family="graphic" style:parent-style-name="objectwithoutfill">
      <style:graphic-properties draw:marker-end="Arrowheads_20_29" draw:marker-end-width="0.3cm" draw:fill="solid"/>
    </style:style>
    <style:style style:name="gr66" style:family="graphic" style:parent-style-name="standard">
      <style:graphic-properties draw:textarea-horizontal-align="left" draw:textarea-vertical-align="top" draw:auto-grow-height="false" fo:min-height="2.755cm" fo:min-width="4.343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8" style:family="graphic" style:parent-style-name="objectwithoutfill">
      <style:graphic-properties draw:marker-end="Arrowheads_20_75" draw:marker-end-width="0.3cm" draw:fill="none"/>
    </style:style>
    <style:style style:name="gr69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71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72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3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4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5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6" style:family="graphic" style:parent-style-name="standard">
      <style:graphic-properties draw:textarea-horizontal-align="justify" draw:textarea-vertical-align="middle" draw:auto-grow-height="false" draw:fit-to-size="false" style:shrink-to-fit="false" fo:min-height="1.168cm" fo:min-width="2.121cm"/>
      <style:paragraph-properties style:writing-mode="lr-tb"/>
    </style:style>
    <style:style style:name="gr77" style:family="graphic" style:parent-style-name="objectwithoutfill">
      <style:graphic-properties draw:marker-end="Arrowheads_20_92" draw:marker-end-width="0.3cm" draw:fill="none" draw:fit-to-size="false" style:shrink-to-fit="false"/>
      <style:paragraph-properties style:writing-mode="lr-tb"/>
    </style:style>
    <style:style style:name="gr78" style:family="graphic" style:parent-style-name="objectwithoutfill">
      <style:graphic-properties draw:marker-end="Arrowheads_20_93" draw:marker-end-width="0.3cm" draw:fill="none" draw:fit-to-size="false" style:shrink-to-fit="false"/>
      <style:paragraph-properties style:writing-mode="lr-tb"/>
    </style:style>
    <style:style style:name="gr79" style:family="graphic" style:parent-style-name="objectwithoutfill">
      <style:graphic-properties draw:marker-end="Arrowheads_20_94" draw:marker-end-width="0.3cm" draw:fill="none" draw:fit-to-size="false" style:shrink-to-fit="false"/>
    </style:style>
    <style:style style:name="gr80" style:family="graphic" style:parent-style-name="objectwithoutfill">
      <style:graphic-properties draw:marker-end="Arrowheads_20_96" draw:marker-end-width="0.3cm" draw:fill="none" draw:fit-to-size="false" style:shrink-to-fit="false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draw:fit-to-size="false" style:shrink-to-fit="false" fo:min-height="2.438cm" fo:min-width="5.613cm"/>
      <style:paragraph-properties style:writing-mode="lr-tb"/>
    </style:style>
    <style:style style:name="gr82" style:family="graphic" style:parent-style-name="objectwithoutfill">
      <style:graphic-properties draw:marker-end="Arrowheads_20_97" draw:marker-end-width="0.3cm" draw:fill="none" draw:fit-to-size="false" style:shrink-to-fit="false"/>
      <style:paragraph-properties style:writing-mode="lr-tb"/>
    </style:style>
    <style:style style:name="gr83" style:family="graphic" style:parent-style-name="objectwithoutfill">
      <style:graphic-properties draw:marker-end="Arrowheads_20_98" draw:marker-end-width="0.3cm" draw:fill="none" draw:fit-to-size="false" style:shrink-to-fit="fals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draw:fit-to-size="false" style:shrink-to-fit="false" fo:min-height="0.85cm" fo:min-width="4.343cm"/>
      <style:paragraph-properties style:writing-mode="lr-tb"/>
    </style:style>
    <style:style style:name="gr85" style:family="graphic" style:parent-style-name="objectwithoutfill">
      <style:graphic-properties draw:marker-end="Arrowheads_20_99" draw:marker-end-width="0.3cm" draw:fill="none" draw:fit-to-size="false" style:shrink-to-fit="false"/>
      <style:paragraph-properties style:writing-mode="lr-tb"/>
    </style:style>
    <style:style style:name="gr86" style:family="graphic" style:parent-style-name="objectwithoutfill">
      <style:graphic-properties draw:marker-end="Arrowheads_20_100" draw:marker-end-width="0.3cm" draw:fill="none" draw:fit-to-size="false" style:shrink-to-fit="false"/>
    </style:style>
    <style:style style:name="gr87" style:family="graphic" style:parent-style-name="objectwithoutfill">
      <style:graphic-properties draw:marker-end="Arrowheads_20_101" draw:marker-end-width="0.3cm" draw:fill="none" draw:fit-to-size="false" style:shrink-to-fit="false"/>
    </style:style>
    <style:style style:name="gr88" style:family="graphic" style:parent-style-name="objectwithoutfill">
      <style:graphic-properties draw:marker-end="Arrowheads_20_118" draw:marker-end-width="0.3cm" draw:fill="none"/>
    </style:style>
    <style:style style:name="gr89" style:family="graphic" style:parent-style-name="objectwithoutfill">
      <style:graphic-properties draw:marker-end="Arrowheads_20_120" draw:marker-end-width="0.3cm" draw:fill="none"/>
    </style:style>
    <style:style style:name="gr90" style:family="graphic" style:parent-style-name="objectwithoutfill">
      <style:graphic-properties draw:marker-end="Arrowheads_20_121" draw:marker-end-width="0.3cm" draw:fill="none"/>
      <style:paragraph-properties style:writing-mode="lr-tb"/>
    </style:style>
    <style:style style:name="gr91" style:family="graphic" style:parent-style-name="objectwithoutfill">
      <style:graphic-properties draw:marker-end="Arrowheads_20_122" draw:marker-end-width="0.3cm" draw:fill="none"/>
      <style:paragraph-properties style:writing-mode="lr-tb"/>
    </style:style>
    <style:style style:name="gr92" style:family="graphic" style:parent-style-name="objectwithoutfill">
      <style:graphic-properties draw:marker-end="Arrowheads_20_123" draw:marker-end-width="0.3cm" draw:fill="none"/>
    </style:style>
    <style:style style:name="gr93" style:family="graphic" style:parent-style-name="objectwithoutfill">
      <style:graphic-properties draw:marker-end="Arrowheads_20_124" draw:marker-end-width="0.3cm" draw:fill="none"/>
    </style:style>
    <style:style style:name="gr94" style:family="graphic" style:parent-style-name="objectwithoutfill">
      <style:graphic-properties draw:marker-end="Arrowheads_20_126" draw:marker-end-width="0.3cm" draw:fill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/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</text:span><text:span text:style-name="T2">a</text:span><text:span text:style-name="T2">c</text:span><text:span text:style-name="T2">k</text:span><text:span text:style-name="T2">A </text:span><text:span text:style-name="T2">St</text:span><text:span text:style-name="T2">a</text:span><text:span text:style-name="T2">c</text:span><text:span text:style-name="T2">k</text:span><text:span text:style-name="T2">B</text:span></text:p>
            <text:p><text:span text:style-name="T2"/></text:p>
            <text:p><text:span text:style-name="T2">At </text:span><text:span text:style-name="T2">le</text:span><text:span text:style-name="T2">a</text:span><text:span text:style-name="T2">st </text:span><text:span text:style-name="T2">1</text:span><text:span text:style-name="T2">0</text:span><text:span text:style-name="T2">0 </text:span><text:span text:style-name="T2">p</text:span><text:span text:style-name="T2">b</text:span></text:p>
            <text:p><text:span text:style-name="T2">At </text:span><text:span text:style-name="T2">le</text:span><text:span text:style-name="T2">a</text:span><text:span text:style-name="T2">st </text:span><text:span text:style-name="T2">1</text:span><text:span text:style-name="T2">0</text:span><text:span text:style-name="T2">0 </text:span><text:span text:style-name="T2">p</text:span><text:span text:style-name="T2">a</text:span></text:p>
            <text:p><text:span text:style-name="T2">D</text:span><text:span text:style-name="T2">e</text:span><text:span text:style-name="T2">p</text:span><text:span text:style-name="T2">e</text:span><text:span text:style-name="T2">n</text:span><text:span text:style-name="T2">di</text:span><text:span text:style-name="T2">n</text:span><text:span text:style-name="T2">g </text:span><text:span text:style-name="T2">o</text:span><text:span text:style-name="T2">n </text:span><text:span text:style-name="T2">n</text:span><text:span text:style-name="T2">u</text:span><text:span text:style-name="T2">m</text:span><text:span text:style-name="T2">b</text:span><text:span text:style-name="T2">er </text:span><text:span text:style-name="T2">of </text:span><text:span text:style-name="T2">c</text:span><text:span text:style-name="T2">h</text:span><text:span text:style-name="T2">u</text:span><text:span text:style-name="T2">n</text:span><text:span text:style-name="T2">k</text:span><text:span text:style-name="T2">s, </text:span><text:span text:style-name="T2">n</text:span><text:span text:style-name="T2">e</text:span><text:span text:style-name="T2">e</text:span><text:span text:style-name="T2">d </text:span><text:span text:style-name="T2">to </text:span><text:span text:style-name="T2">it</text:span><text:span text:style-name="T2">er</text:span><text:span text:style-name="T2">at</text:span><text:span text:style-name="T2">e </text:span><text:span text:style-name="T2">o</text:span><text:span text:style-name="T2">v</text:span><text:span text:style-name="T2">er </text:span><text:span text:style-name="T2">e</text:span><text:span text:style-name="T2">nt</text:span><text:span text:style-name="T2">ir</text:span><text:span text:style-name="T2">e </text:span><text:span text:style-name="T2">st</text:span><text:span text:style-name="T2">a</text:span><text:span text:style-name="T2">c</text:span><text:span text:style-name="T2">k </text:span><text:span text:style-name="T2">A </text:span><text:span text:style-name="T2">at </text:span><text:span text:style-name="T2">le</text:span><text:span text:style-name="T2">a</text:span><text:span text:style-name="T2">st </text:span><text:span text:style-name="T2">X </text:span><text:span text:style-name="T2">ti</text:span><text:span text:style-name="T2">m</text:span><text:span text:style-name="T2">e</text:span><text:span text:style-name="T2">s. </text:span><text:span text:style-name="T2">N</text:span><text:span text:style-name="T2">u</text:span><text:span text:style-name="T2">m</text:span><text:span text:style-name="T2">b</text:span><text:span text:style-name="T2">er </text:span><text:span text:style-name="T2">= </text:span><text:span text:style-name="T2">4 </text:span><text:span text:style-name="T2">m</text:span><text:span text:style-name="T2">e</text:span><text:span text:style-name="T2">a</text:span><text:span text:style-name="T2">n</text:span><text:span text:style-name="T2">s </text:span><text:span text:style-name="T2">7</text:span><text:span text:style-name="T2">5, </text:span><text:span text:style-name="T2">5</text:span><text:span text:style-name="T2">0, </text:span><text:span text:style-name="T2">2</text:span><text:span text:style-name="T2">5, </text:span><text:span text:style-name="T2">0 </text:span><text:span text:style-name="T2">ra</text:span></text:p>
            <text:p><text:span text:style-name="T2"/></text:p>
            <text:p><text:span text:style-name="T2">S</text:span><text:span text:style-name="T2">o </text:span><text:span text:style-name="T2">fa</text:span><text:span text:style-name="T2">r </text:span><text:span text:style-name="T2">th</text:span><text:span text:style-name="T2">at</text:span><text:span text:style-name="T2">’s </text:span><text:span text:style-name="T2">3</text:span><text:span text:style-name="T2">5</text:span><text:span text:style-name="T2">0</text:span></text:p>
            <text:p><text:span text:style-name="T2"/></text:p>
            <text:p><text:span text:style-name="T2">T</text:span><text:span text:style-name="T2">h</text:span><text:span text:style-name="T2">at </text:span><text:span text:style-name="T2">le</text:span><text:span text:style-name="T2">a</text:span><text:span text:style-name="T2">v</text:span><text:span text:style-name="T2">e</text:span><text:span text:style-name="T2">s </text:span><text:span text:style-name="T2">a</text:span><text:span text:style-name="T2">b</text:span><text:span text:style-name="T2">o</text:span><text:span text:style-name="T2">ut </text:span><text:span text:style-name="T2">2</text:span><text:span text:style-name="T2">5</text:span><text:span text:style-name="T2">0 </text:span><text:span text:style-name="T2">to </text:span><text:span text:style-name="T2">rb </text:span><text:span text:style-name="T2">or </text:span><text:span text:style-name="T2">rr</text:span><text:span text:style-name="T2">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6" draw:text-style-name="P8" draw:layer="layout" svg:width="23.177cm" svg:height="23.495cm" svg:x="0.635cm" svg:y="15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2.225cm" svg:height="13.335cm" svg:x="0.952cm" svg:y="25.0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2.225cm" svg:height="7.302cm" svg:x="0.952cm" svg:y="17.7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3.335cm" svg:height="5.42cm" svg:x="6.667cm" svg:y="0.952cm">
          <draw:text-box>
            <text:p><text:span text:style-name="T2">R</text:span><text:span text:style-name="T2">o</text:span><text:span text:style-name="T2">u</text:span><text:span text:style-name="T2">g</text:span><text:span text:style-name="T2">h </text:span><text:span text:style-name="T2">S</text:span><text:span text:style-name="T2">or</text:span><text:span text:style-name="T2">t </text:span><text:span text:style-name="T2">wi</text:span><text:span text:style-name="T2">ll </text:span><text:span text:style-name="T2">st</text:span><text:span text:style-name="T2">ar</text:span><text:span text:style-name="T2">t </text:span><text:span text:style-name="T2">wi</text:span><text:span text:style-name="T2">th </text:span><text:span text:style-name="T2">a </text:span><text:span text:style-name="T2">fu</text:span><text:span text:style-name="T2">ll </text:span><text:span text:style-name="T2">St</text:span><text:span text:style-name="T2">a</text:span><text:span text:style-name="T2">c</text:span><text:span text:style-name="T2">k </text:span><text:span text:style-name="T2">A </text:span><text:span text:style-name="T2">a</text:span><text:span text:style-name="T2">n</text:span><text:span text:style-name="T2">d </text:span><text:span text:style-name="T2">a</text:span><text:span text:style-name="T2">n </text:span><text:span text:style-name="T2">e</text:span><text:span text:style-name="T2">m</text:span><text:span text:style-name="T2">pt</text:span><text:span text:style-name="T2">y </text:span><text:span text:style-name="T2">St</text:span><text:span text:style-name="T2">a</text:span><text:span text:style-name="T2">c</text:span><text:span text:style-name="T2">k </text:span><text:span text:style-name="T2">B. </text:span><text:span text:style-name="T2">W</text:span><text:span text:style-name="T2">e </text:span><text:span text:style-name="T2">wi</text:span><text:span text:style-name="T2">ll </text:span><text:span text:style-name="T2">di</text:span><text:span text:style-name="T2">vi</text:span><text:span text:style-name="T2">d</text:span><text:span text:style-name="T2">e </text:span><text:span text:style-name="T2">th</text:span><text:span text:style-name="T2">e </text:span><text:span text:style-name="T2">st</text:span><text:span text:style-name="T2">a</text:span><text:span text:style-name="T2">c</text:span><text:span text:style-name="T2">k </text:span><text:span text:style-name="T2">in</text:span><text:span text:style-name="T2">to </text:span><text:span text:style-name="T2">c</text:span><text:span text:style-name="T2">h</text:span><text:span text:style-name="T2">u</text:span><text:span text:style-name="T2">n</text:span><text:span text:style-name="T2">k</text:span><text:span text:style-name="T2">s </text:span><text:span text:style-name="T2">a</text:span><text:span text:style-name="T2">n</text:span><text:span text:style-name="T2">d </text:span><text:span text:style-name="T2">lo</text:span><text:span text:style-name="T2">o</text:span><text:span text:style-name="T2">p </text:span><text:span text:style-name="T2">o</text:span><text:span text:style-name="T2">v</text:span><text:span text:style-name="T2">er </text:span><text:span text:style-name="T2">th</text:span><text:span text:style-name="T2">e </text:span><text:span text:style-name="T2">e</text:span><text:span text:style-name="T2">nt</text:span><text:span text:style-name="T2">ir</text:span><text:span text:style-name="T2">e </text:span><text:span text:style-name="T2">St</text:span><text:span text:style-name="T2">a</text:span><text:span text:style-name="T2">c</text:span><text:span text:style-name="T2">k </text:span><text:span text:style-name="T2">A </text:span><text:span text:style-name="T2">lo</text:span><text:span text:style-name="T2">o</text:span><text:span text:style-name="T2">ki</text:span><text:span text:style-name="T2">n</text:span><text:span text:style-name="T2">g </text:span><text:span text:style-name="T2">fo</text:span><text:span text:style-name="T2">r </text:span><text:span text:style-name="T2">v</text:span><text:span text:style-name="T2">al</text:span><text:span text:style-name="T2">u</text:span><text:span text:style-name="T2">e</text:span><text:span text:style-name="T2">s </text:span><text:span text:style-name="T2">th</text:span><text:span text:style-name="T2">at </text:span><text:span text:style-name="T2">ar</text:span><text:span text:style-name="T2">e </text:span><text:span text:style-name="T2">le</text:span><text:span text:style-name="T2">s</text:span><text:span text:style-name="T2">s </text:span><text:span text:style-name="T2">th</text:span><text:span text:style-name="T2">a</text:span><text:span text:style-name="T2">n </text:span><text:span text:style-name="T2">o</text:span><text:span text:style-name="T2">ur </text:span><text:span text:style-name="T2">c</text:span><text:span text:style-name="T2">h</text:span><text:span text:style-name="T2">u</text:span><text:span text:style-name="T2">n</text:span><text:span text:style-name="T2">k </text:span><text:span text:style-name="T2">si</text:span><text:span text:style-name="T2">z</text:span><text:span text:style-name="T2">e. </text:span><text:span text:style-name="T2">W</text:span><text:span text:style-name="T2">h</text:span><text:span text:style-name="T2">e</text:span><text:span text:style-name="T2">n </text:span><text:span text:style-name="T2">w</text:span><text:span text:style-name="T2">e </text:span><text:span text:style-name="T2">fi</text:span><text:span text:style-name="T2">n</text:span><text:span text:style-name="T2">d </text:span><text:span text:style-name="T2">o</text:span><text:span text:style-name="T2">n</text:span><text:span text:style-name="T2">e, </text:span><text:span text:style-name="T2">w</text:span><text:span text:style-name="T2">e </text:span><text:span text:style-name="T2">p</text:span><text:span text:style-name="T2">u</text:span><text:span text:style-name="T2">s</text:span><text:span text:style-name="T2">h </text:span><text:span text:style-name="T2">to </text:span><text:span text:style-name="T2">B. </text:span><text:span text:style-name="T2">W</text:span><text:span text:style-name="T2">e </text:span><text:span text:style-name="T2">re</text:span><text:span text:style-name="T2">tu</text:span><text:span text:style-name="T2">rn </text:span><text:span text:style-name="T2">W</text:span><text:span text:style-name="T2">h</text:span><text:span text:style-name="T2">e</text:span><text:span text:style-name="T2">n </text:span><text:span text:style-name="T2">st</text:span><text:span text:style-name="T2">a</text:span><text:span text:style-name="T2">c</text:span><text:span text:style-name="T2">k </text:span><text:span text:style-name="T2">A </text:span><text:span text:style-name="T2">is </text:span><text:span text:style-name="T2">e</text:span><text:span text:style-name="T2">m</text:span><text:span text:style-name="T2">pt</text:span><text:span text:style-name="T2">y</text:span></text:p>
            <text:p><text:span text:style-name="T2"/></text:p>
            <text:p><text:span text:style-name="T2">W</text:span><text:span text:style-name="T2">e </text:span><text:span text:style-name="T2">h</text:span><text:span text:style-name="T2">a</text:span><text:span text:style-name="T2">v</text:span><text:span text:style-name="T2">e </text:span><text:span text:style-name="T2">3 </text:span><text:span text:style-name="T2">v</text:span><text:span text:style-name="T2">ar</text:span><text:span text:style-name="T2">ia</text:span><text:span text:style-name="T2">bl</text:span><text:span text:style-name="T2">e</text:span><text:span text:style-name="T2">s </text:span><text:span text:style-name="T2">(</text:span><text:span text:style-name="T2">M</text:span><text:span text:style-name="T2">a</text:span><text:span text:style-name="T2">cr</text:span><text:span text:style-name="T2">o</text:span><text:span text:style-name="T2">s) </text:span><text:span text:style-name="T2">th</text:span><text:span text:style-name="T2">at </text:span><text:span text:style-name="T2">w</text:span><text:span text:style-name="T2">e </text:span><text:span text:style-name="T2">c</text:span><text:span text:style-name="T2">a</text:span><text:span text:style-name="T2">n </text:span><text:span text:style-name="T2">tw</text:span><text:span text:style-name="T2">e</text:span><text:span text:style-name="T2">a</text:span><text:span text:style-name="T2">k </text:span><text:span text:style-name="T2">w</text:span><text:span text:style-name="T2">hi</text:span><text:span text:style-name="T2">c</text:span><text:span text:style-name="T2">h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 </text:span><text:span text:style-name="T2">s</text:span><text:span text:style-name="T2">o</text:span><text:span text:style-name="T2">m</text:span><text:span text:style-name="T2">e </text:span><text:span text:style-name="T2">b</text:span><text:span text:style-name="T2">e</text:span><text:span text:style-name="T2">h</text:span><text:span text:style-name="T2">a</text:span><text:span text:style-name="T2">vi</text:span><text:span text:style-name="T2">or</text:span><text:span text:style-name="T2">:</text:span></text:p>
            <text:p><text:span text:style-name="T2"/></text:p>
            <text:p><text:span text:style-name="T2">BI</text:span><text:span text:style-name="T2">G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C</text:span><text:span text:style-name="T2">O</text:span><text:span text:style-name="T2">U</text:span><text:span text:style-name="T2">N</text:span><text:span text:style-name="T2">T </text:span><text:span text:style-name="T2">(B</text:span><text:span text:style-name="T2">C</text:span><text:span text:style-name="T2">C)</text:span><text:span text:style-name="T2"><text:tab/></text:span><text:span text:style-name="T2">W</text:span><text:span text:style-name="T2">h</text:span><text:span text:style-name="T2">e</text:span><text:span text:style-name="T2">n </text:span><text:span text:style-name="T2">th</text:span><text:span text:style-name="T2">e </text:span><text:span text:style-name="T2">ini</text:span><text:span text:style-name="T2">ti</text:span><text:span text:style-name="T2">al </text:span><text:span text:style-name="T2">si</text:span><text:span text:style-name="T2">z</text:span><text:span text:style-name="T2">e </text:span><text:span text:style-name="T2">of </text:span><text:span text:style-name="T2">St</text:span><text:span text:style-name="T2">a</text:span><text:span text:style-name="T2">c</text:span><text:span text:style-name="T2">k </text:span><text:span text:style-name="T2">A </text:span><text:span text:style-name="T2">is </text:span><text:span text:style-name="T2">gr</text:span><text:span text:style-name="T2">e</text:span><text:span text:style-name="T2">at</text:span><text:span text:style-name="T2">er </text:span><text:span text:style-name="T2">th</text:span><text:span text:style-name="T2">a</text:span><text:span text:style-name="T2">n </text:span><text:span text:style-name="T2">or </text:span><text:span text:style-name="T2">e</text:span><text:span text:style-name="T2">q</text:span><text:span text:style-name="T2">u</text:span><text:span text:style-name="T2">al </text:span><text:span text:style-name="T2">to </text:span><text:span text:style-name="T2">2</text:span><text:span text:style-name="T2">0</text:span><text:span text:style-name="T2">0 </text:span><text:span text:style-name="T2">w</text:span><text:span text:style-name="T2">e </text:span><text:span text:style-name="T2">wi</text:span><text:span text:style-name="T2">ll </text:span><text:span text:style-name="T2">di</text:span><text:span text:style-name="T2">vi</text:span><text:span text:style-name="T2">d</text:span><text:span text:style-name="T2">e </text:span><text:span text:style-name="T2">o</text:span><text:span text:style-name="T2">ur </text:span><text:span text:style-name="T2">St</text:span><text:span text:style-name="T2">a</text:span><text:span text:style-name="T2">c</text:span><text:span text:style-name="T2">k </text:span><text:span text:style-name="T2">A </text:span><text:span text:style-name="T2">in</text:span><text:span text:style-name="T2">to </text:span><text:span text:style-name="T2">th</text:span><text:span text:style-name="T2">is </text:span><text:span text:style-name="T2">n</text:span><text:span text:style-name="T2">u</text:span><text:span text:style-name="T2">m</text:span><text:span text:style-name="T2">b</text:span><text:span text:style-name="T2">er </text:span><text:span text:style-name="T2">of </text:span><text:span text:style-name="T2">c</text:span><text:span text:style-name="T2">h</text:span><text:span text:style-name="T2">u</text:span><text:span text:style-name="T2">n</text:span><text:span text:style-name="T2">k</text:span><text:span text:style-name="T2">s.</text:span></text:p>
            <text:p><text:span text:style-name="T2">S</text:span><text:span text:style-name="T2">M</text:span><text:span text:style-name="T2">A</text:span><text:span text:style-name="T2">L</text:span><text:span text:style-name="T2">L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C</text:span><text:span text:style-name="T2">O</text:span><text:span text:style-name="T2">U</text:span><text:span text:style-name="T2">N</text:span><text:span text:style-name="T2">T </text:span><text:span text:style-name="T2">(S</text:span><text:span text:style-name="T2">C</text:span><text:span text:style-name="T2">C)</text:span><text:span text:style-name="T2"><text:tab/></text:span><text:span text:style-name="T2">W</text:span><text:span text:style-name="T2">h</text:span><text:span text:style-name="T2">e</text:span><text:span text:style-name="T2">n </text:span><text:span text:style-name="T2">th</text:span><text:span text:style-name="T2">e </text:span><text:span text:style-name="T2">ini</text:span><text:span text:style-name="T2">ti</text:span><text:span text:style-name="T2">al </text:span><text:span text:style-name="T2">si</text:span><text:span text:style-name="T2">z</text:span><text:span text:style-name="T2">e </text:span><text:span text:style-name="T2">of </text:span><text:span text:style-name="T2">St</text:span><text:span text:style-name="T2">a</text:span><text:span text:style-name="T2">c</text:span><text:span text:style-name="T2">k </text:span><text:span text:style-name="T2">A </text:span><text:span text:style-name="T2">is </text:span><text:span text:style-name="T2">le</text:span><text:span text:style-name="T2">s</text:span><text:span text:style-name="T2">s </text:span><text:span text:style-name="T2">2</text:span><text:span text:style-name="T2">0</text:span><text:span text:style-name="T2">0 </text:span><text:span text:style-name="T2">w</text:span><text:span text:style-name="T2">e </text:span><text:span text:style-name="T2">wi</text:span><text:span text:style-name="T2">ll </text:span><text:span text:style-name="T2">di</text:span><text:span text:style-name="T2">vi</text:span><text:span text:style-name="T2">d</text:span><text:span text:style-name="T2">e </text:span><text:span text:style-name="T2">o</text:span><text:span text:style-name="T2">ur </text:span><text:span text:style-name="T2">St</text:span><text:span text:style-name="T2">a</text:span><text:span text:style-name="T2">c</text:span><text:span text:style-name="T2">k </text:span><text:span text:style-name="T2">A </text:span><text:span text:style-name="T2">in</text:span><text:span text:style-name="T2">to </text:span><text:span text:style-name="T2">th</text:span><text:span text:style-name="T2">is </text:span><text:span text:style-name="T2">n</text:span><text:span text:style-name="T2">u</text:span><text:span text:style-name="T2">m</text:span><text:span text:style-name="T2">b</text:span><text:span text:style-name="T2">er </text:span><text:span text:style-name="T2">of </text:span><text:span text:style-name="T2">c</text:span><text:span text:style-name="T2">h</text:span><text:span text:style-name="T2">u</text:span><text:span text:style-name="T2">n</text:span><text:span text:style-name="T2">k</text:span><text:span text:style-name="T2">s.</text:span></text:p>
            <text:p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S</text:span><text:span text:style-name="T2">T</text:span><text:span text:style-name="T2">_</text:span><text:span text:style-name="T2">A</text:span><text:span text:style-name="T2">L</text:span><text:span text:style-name="T2">L</text:span><text:span text:style-name="T2">O</text:span><text:span text:style-name="T2">W</text:span><text:span text:style-name="T2">E</text:span><text:span text:style-name="T2">D</text:span><text:span text:style-name="T2">_</text:span><text:span text:style-name="T2">C</text:span><text:span text:style-name="T2">H</text:span><text:span text:style-name="T2">U</text:span><text:span text:style-name="T2">N</text:span><text:span text:style-name="T2">K </text:span><text:span text:style-name="T2">(S</text:span><text:span text:style-name="T2">A</text:span><text:span text:style-name="T2">C)</text:span><text:span text:style-name="T2"><text:tab/></text:span><text:span text:style-name="T2">W</text:span><text:span text:style-name="T2">h</text:span><text:span text:style-name="T2">e</text:span><text:span text:style-name="T2">n </text:span><text:span text:style-name="T2">St</text:span><text:span text:style-name="T2">a</text:span><text:span text:style-name="T2">c</text:span><text:span text:style-name="T2">k </text:span><text:span text:style-name="T2">A </text:span><text:span text:style-name="T2">is </text:span><text:span text:style-name="T2">le</text:span><text:span text:style-name="T2">s</text:span><text:span text:style-name="T2">s </text:span><text:span text:style-name="T2">th</text:span><text:span text:style-name="T2">a</text:span><text:span text:style-name="T2">n </text:span><text:span text:style-name="T2">th</text:span><text:span text:style-name="T2">is </text:span><text:span text:style-name="T2">si</text:span><text:span text:style-name="T2">z</text:span><text:span text:style-name="T2">e </text:span><text:span text:style-name="T2">w</text:span><text:span text:style-name="T2">e </text:span><text:span text:style-name="T2">wi</text:span><text:span text:style-name="T2">ll </text:span><text:span text:style-name="T2">n</text:span><text:span text:style-name="T2">ot </text:span><text:span text:style-name="T2">di</text:span><text:span text:style-name="T2">vi</text:span><text:span text:style-name="T2">d</text:span><text:span text:style-name="T2">e </text:span><text:span text:style-name="T2">in</text:span><text:span text:style-name="T2">to </text:span><text:span text:style-name="T2">c</text:span><text:span text:style-name="T2">h</text:span><text:span text:style-name="T2">u</text:span><text:span text:style-name="T2">n</text:span><text:span text:style-name="T2">k</text:span><text:span text:style-name="T2">s.</text:span></text:p>
            <text:p><text:span text:style-name="T2"/></text:p>
          </draw:text-box>
        </draw:frame>
        <draw:custom-shape draw:style-name="gr20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3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4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5" draw:text-style-name="P1" xml:id="id12" draw:id="id12" draw:layer="layout" svg:width="4.445cm" svg:height="1.27cm" svg:x="1.27cm" svg:y="27.94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draw:line-skew="-0.426cm" svg:x1="1.27cm" svg:y1="28.575cm" svg:x2="1.587cm" svg:y2="13.651cm" draw:start-shape="id12" draw:start-glue-point="5" draw:end-shape="id9" draw:end-glue-point="5" svg:d="M1270 28575h-953v-14924h1270" svg:viewBox="0 0 1271 14925">
          <text:p/>
        </draw:connector>
        <draw:custom-shape draw:style-name="gr25" draw:text-style-name="P1" xml:id="id16" draw:id="id16" draw:layer="layout" svg:width="4.445cm" svg:height="1.27cm" svg:x="1.27cm" svg:y="3.81cm">
          <text:p text:style-name="P1">Create variable chunk_info that holds info for the top and botto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4.445cm" svg:height="1.27cm" svg:x="6.667cm" svg:y="6.667cm">
          <text:p text:style-name="P1">Set chunk_info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8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9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5" draw:text-style-name="P1" xml:id="id17" draw:id="id17" draw:layer="layout" svg:width="4.445cm" svg:height="1.27cm" svg:x="1.27cm" svg:y="9.525cm">
          <text:p text:style-name="P1">Set chunk_info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1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31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32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5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8" draw:id="id18" draw:layer="layout" svg:width="5.08cm" svg:height="1.905cm" svg:x="12.065cm" svg:y="19.685cm">
          <text:p text:style-name="P1">Is Stack A greater than chunk_info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19" draw:id="id19" draw:layer="layout" svg:width="4.445cm" svg:height="1.27cm" svg:x="6.35cm" svg:y="20.002cm">
          <text:p text:style-name="P1">Set chunk_info[1] to content of chunk_info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20" draw:id="id20" draw:layer="layout" svg:width="4.445cm" svg:height="1.905cm" svg:x="12.382cm" svg:y="22.225cm">
          <text:p text:style-name="P1">Set chunk_info[1] to content of last index in sorted Stack C.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1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6" draw:text-style-name="P11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7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8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9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5" draw:text-style-name="P1" xml:id="id23" draw:id="id23" draw:layer="layout" svg:width="4.445cm" svg:height="1.27cm" svg:x="1.27cm" svg:y="25.4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24" draw:id="id24" draw:layer="layout" svg:width="4.445cm" svg:height="1.27cm" svg:x="6.35cm" svg:y="25.4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7" draw:layer="layout" svg:x1="5.715cm" svg:y1="26.035cm" svg:x2="6.35cm" svg:y2="26.035cm" draw:start-shape="id23" draw:start-glue-point="7" draw:end-shape="id24" draw:end-glue-point="5" svg:d="M5715 26035h635" svg:viewBox="0 0 636 1">
          <text:p/>
        </draw:connector>
        <draw:custom-shape draw:style-name="gr41" draw:text-style-name="P1" xml:id="id26" draw:id="id26" draw:layer="layout" svg:width="3.81cm" svg:height="1.905cm" svg:x="12.382cm" svg:y="27.622cm">
          <text:p text:style-name="P1">Is content of current Stack A node less than or equal to chunk_info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9" draw:id="id29" draw:layer="layout" svg:width="4.445cm" svg:height="1.27cm" svg:x="12.065cm" svg:y="30.79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31" draw:id="id31" draw:layer="layout" svg:width="4.445cm" svg:height="1.27cm" svg:x="17.145cm" svg:y="30.797cm">
          <text:p text:style-name="P1">Push node to 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25" draw:id="id25" draw:layer="layout" svg:width="3.81cm" svg:height="1.905cm" svg:x="6.667cm" svg:y="27.62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7" draw:layer="layout" svg:x1="8.573cm" svg:y1="26.67cm" svg:x2="8.572cm" svg:y2="27.622cm" draw:start-shape="id24" draw:start-glue-point="6" draw:end-shape="id25" draw:end-glue-point="4" svg:d="M8573 26670v476h-1v476" svg:viewBox="0 0 2 953">
          <text:p/>
        </draw:connector>
        <draw:frame draw:style-name="gr43" draw:text-style-name="P6" draw:layer="layout" svg:width="12.7cm" svg:height="3.175cm" svg:x="14.605cm" svg:y="12.065cm">
          <draw:text-box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i</text:span><text:span text:style-name="T2">nf</text:span><text:span text:style-name="T2">o[</text:span><text:span text:style-name="T2">0] </text:span><text:span text:style-name="T2">= </text:span><text:span text:style-name="T2">T</text:span><text:span text:style-name="T2">h</text:span><text:span text:style-name="T2">e </text:span><text:span text:style-name="T2">in</text:span><text:span text:style-name="T2">d</text:span><text:span text:style-name="T2">e</text:span><text:span text:style-name="T2">x </text:span><text:span text:style-name="T2">of </text:span><text:span text:style-name="T2">th</text:span><text:span text:style-name="T2">e </text:span><text:span text:style-name="T2">v</text:span><text:span text:style-name="T2">al</text:span><text:span text:style-name="T2">u</text:span><text:span text:style-name="T2">e </text:span><text:span text:style-name="T2">in </text:span><text:span text:style-name="T2">s</text:span><text:span text:style-name="T2">or</text:span><text:span text:style-name="T2">te</text:span><text:span text:style-name="T2">d </text:span><text:span text:style-name="T2">St</text:span><text:span text:style-name="T2">a</text:span><text:span text:style-name="T2">c</text:span><text:span text:style-name="T2">k </text:span><text:span text:style-name="T2">C </text:span><text:span text:style-name="T2">th</text:span><text:span text:style-name="T2">at </text:span><text:span text:style-name="T2">wi</text:span><text:span text:style-name="T2">ll </text:span><text:span text:style-name="T2">a</text:span><text:span text:style-name="T2">ct </text:span><text:span text:style-name="T2">a</text:span><text:span text:style-name="T2">s </text:span><text:span text:style-name="T2">a </text:span><text:span text:style-name="T2">fil</text:span><text:span text:style-name="T2">te</text:span><text:span text:style-name="T2">r </text:span><text:span text:style-name="T2">w</text:span><text:span text:style-name="T2">h</text:span><text:span text:style-name="T2">e</text:span><text:span text:style-name="T2">n </text:span><text:span text:style-name="T2">m</text:span><text:span text:style-name="T2">o</text:span><text:span text:style-name="T2">vi</text:span><text:span text:style-name="T2">n</text:span><text:span text:style-name="T2">g </text:span><text:span text:style-name="T2">fr</text:span><text:span text:style-name="T2">o</text:span><text:span text:style-name="T2">m </text:span><text:span text:style-name="T2">St</text:span><text:span text:style-name="T2">a</text:span><text:span text:style-name="T2">c</text:span><text:span text:style-name="T2">k </text:span><text:span text:style-name="T2">A </text:span><text:span text:style-name="T2">to </text:span><text:span text:style-name="T2">St</text:span><text:span text:style-name="T2">a</text:span><text:span text:style-name="T2">c</text:span><text:span text:style-name="T2">k </text:span><text:span text:style-name="T2">B.</text:span></text:p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i</text:span><text:span text:style-name="T2">nf</text:span><text:span text:style-name="T2">o[</text:span><text:span text:style-name="T2">1] </text:span><text:span text:style-name="T2">= </text:span><text:span text:style-name="T2">T</text:span><text:span text:style-name="T2">h</text:span><text:span text:style-name="T2">e </text:span><text:span text:style-name="T2">v</text:span><text:span text:style-name="T2">al</text:span><text:span text:style-name="T2">u</text:span><text:span text:style-name="T2">e </text:span><text:span text:style-name="T2">to </text:span><text:span text:style-name="T2">u</text:span><text:span text:style-name="T2">s</text:span><text:span text:style-name="T2">e </text:span><text:span text:style-name="T2">a</text:span><text:span text:style-name="T2">s </text:span><text:span text:style-name="T2">a </text:span><text:span text:style-name="T2">hi</text:span><text:span text:style-name="T2">g</text:span><text:span text:style-name="T2">h-</text:span><text:span text:style-name="T2">p</text:span><text:span text:style-name="T2">a</text:span><text:span text:style-name="T2">s</text:span><text:span text:style-name="T2">s </text:span><text:span text:style-name="T2">fil</text:span><text:span text:style-name="T2">te</text:span><text:span text:style-name="T2">r </text:span><text:span text:style-name="T2">o</text:span><text:span text:style-name="T2">n </text:span><text:span text:style-name="T2">St</text:span><text:span text:style-name="T2">a</text:span><text:span text:style-name="T2">c</text:span><text:span text:style-name="T2">k </text:span><text:span text:style-name="T2">A. </text:span><text:span text:style-name="T2">A</text:span><text:span text:style-name="T2">n</text:span><text:span text:style-name="T2">y </text:span><text:span text:style-name="T2">v</text:span><text:span text:style-name="T2">al</text:span><text:span text:style-name="T2">u</text:span><text:span text:style-name="T2">e </text:span><text:span text:style-name="T2">le</text:span><text:span text:style-name="T2">s</text:span><text:span text:style-name="T2">s </text:span><text:span text:style-name="T2">th</text:span><text:span text:style-name="T2">a</text:span><text:span text:style-name="T2">n </text:span><text:span text:style-name="T2">or </text:span><text:span text:style-name="T2">e</text:span><text:span text:style-name="T2">q</text:span><text:span text:style-name="T2">u</text:span><text:span text:style-name="T2">al </text:span><text:span text:style-name="T2">to </text:span><text:span text:style-name="T2">th</text:span><text:span text:style-name="T2">is </text:span><text:span text:style-name="T2">v</text:span><text:span text:style-name="T2">al</text:span><text:span text:style-name="T2">u</text:span><text:span text:style-name="T2">e </text:span><text:span text:style-name="T2">c</text:span><text:span text:style-name="T2">a</text:span><text:span text:style-name="T2">n </text:span><text:span text:style-name="T2">m</text:span><text:span text:style-name="T2">o</text:span><text:span text:style-name="T2">v</text:span><text:span text:style-name="T2">e </text:span><text:span text:style-name="T2">to </text:span><text:span text:style-name="T2">St</text:span><text:span text:style-name="T2">a</text:span><text:span text:style-name="T2">c</text:span><text:span text:style-name="T2">k </text:span><text:span text:style-name="T2">B.</text:span></text:p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i</text:span><text:span text:style-name="T2">nf</text:span><text:span text:style-name="T2">o[</text:span><text:span text:style-name="T2">2] </text:span><text:span text:style-name="T2">= </text:span><text:span text:style-name="T2">T</text:span><text:span text:style-name="T2">h</text:span><text:span text:style-name="T2">e </text:span><text:span text:style-name="T2">v</text:span><text:span text:style-name="T2">al</text:span><text:span text:style-name="T2">u</text:span><text:span text:style-name="T2">e </text:span><text:span text:style-name="T2">to </text:span><text:span text:style-name="T2">u</text:span><text:span text:style-name="T2">s</text:span><text:span text:style-name="T2">e </text:span><text:span text:style-name="T2">a</text:span><text:span text:style-name="T2">s </text:span><text:span text:style-name="T2">a </text:span><text:span text:style-name="T2">lo</text:span><text:span text:style-name="T2">w-</text:span><text:span text:style-name="T2">p</text:span><text:span text:style-name="T2">a</text:span><text:span text:style-name="T2">s</text:span><text:span text:style-name="T2">s </text:span><text:span text:style-name="T2">fil</text:span><text:span text:style-name="T2">te</text:span><text:span text:style-name="T2">r </text:span><text:span text:style-name="T2">o</text:span><text:span text:style-name="T2">n </text:span><text:span text:style-name="T2">St</text:span><text:span text:style-name="T2">a</text:span><text:span text:style-name="T2">c</text:span><text:span text:style-name="T2">k </text:span><text:span text:style-name="T2">A. </text:span><text:span text:style-name="T2">A</text:span><text:span text:style-name="T2">n</text:span><text:span text:style-name="T2">y </text:span><text:span text:style-name="T2">v</text:span><text:span text:style-name="T2">al</text:span><text:span text:style-name="T2">u</text:span><text:span text:style-name="T2">e </text:span><text:span text:style-name="T2">gr</text:span><text:span text:style-name="T2">e</text:span><text:span text:style-name="T2">at</text:span><text:span text:style-name="T2">er </text:span><text:span text:style-name="T2">th</text:span><text:span text:style-name="T2">a</text:span><text:span text:style-name="T2">n </text:span><text:span text:style-name="T2">or </text:span><text:span text:style-name="T2">e</text:span><text:span text:style-name="T2">q</text:span><text:span text:style-name="T2">u</text:span><text:span text:style-name="T2">al </text:span><text:span text:style-name="T2">to </text:span><text:span text:style-name="T2">th</text:span><text:span text:style-name="T2">is </text:span><text:span text:style-name="T2">v</text:span><text:span text:style-name="T2">al</text:span><text:span text:style-name="T2">u</text:span><text:span text:style-name="T2">e </text:span><text:span text:style-name="T2">c</text:span><text:span text:style-name="T2">a</text:span><text:span text:style-name="T2">n </text:span><text:span text:style-name="T2">m</text:span><text:span text:style-name="T2">o</text:span><text:span text:style-name="T2">v</text:span><text:span text:style-name="T2">e </text:span><text:span text:style-name="T2">to </text:span><text:span text:style-name="T2">St</text:span><text:span text:style-name="T2">a</text:span><text:span text:style-name="T2">c</text:span><text:span text:style-name="T2">k </text:span><text:span text:style-name="T2">B.</text:span></text:p>
          </draw:text-box>
        </draw:frame>
        <draw:connector draw:style-name="gr44" draw:text-style-name="P11" draw:layer="layout" svg:x1="6.667cm" svg:y1="28.575cm" svg:x2="5.715cm" svg:y2="28.575cm" draw:start-shape="id25" draw:start-glue-point="5" draw:end-shape="id12" draw:end-glue-point="7" svg:d="M6667 28575h-952" svg:viewBox="0 0 953 1">
          <text:p>No</text:p>
        </draw:connector>
        <draw:connector draw:style-name="gr45" draw:text-style-name="P11" draw:layer="layout" svg:x1="10.477cm" svg:y1="28.575cm" svg:x2="12.382cm" svg:y2="28.575cm" draw:start-shape="id25" draw:start-glue-point="7" draw:end-shape="id26" draw:end-glue-point="5" svg:d="M10477 28575h1905" svg:viewBox="0 0 1906 1">
          <text:p>Yes</text:p>
        </draw:connector>
        <draw:frame draw:style-name="gr43" draw:text-style-name="P6" draw:layer="layout" svg:width="7.62cm" svg:height="1.27cm" svg:x="4.762cm" svg:y="0.317cm">
          <draw:text-box>
            <text:p><text:span text:style-name="T2">s</text:span><text:span text:style-name="T2">or</text:span><text:span text:style-name="T2">t_</text:span><text:span text:style-name="T2">ro</text:span><text:span text:style-name="T2">u</text:span><text:span text:style-name="T2">g</text:span><text:span text:style-name="T2">h </text:span><text:span text:style-name="T2">v</text:span><text:span text:style-name="T2">2</text:span></text:p>
          </draw:text-box>
        </draw:frame>
        <draw:frame draw:style-name="gr43" draw:text-style-name="P6" draw:layer="layout" svg:width="10.16cm" svg:height="6.032cm" svg:x="12.065cm" svg:y="6.25cm">
          <draw:text-box>
            <text:p><text:span text:style-name="T2">s</text:span><text:span text:style-name="T2">or</text:span><text:span text:style-name="T2">t_</text:span><text:span text:style-name="T2">ro</text:span><text:span text:style-name="T2">u</text:span><text:span text:style-name="T2">g</text:span><text:span text:style-name="T2">h </text:span><text:span text:style-name="T2">v</text:span><text:span text:style-name="T2">2</text:span></text:p>
            <text:p><text:span text:style-name="T2">- </text:span><text:span text:style-name="T2">N</text:span><text:span text:style-name="T2">e</text:span><text:span text:style-name="T2">e</text:span><text:span text:style-name="T2">d </text:span><text:span text:style-name="T2">to </text:span><text:span text:style-name="T2">s</text:span><text:span text:style-name="T2">or</text:span><text:span text:style-name="T2">t </text:span><text:span text:style-name="T2">2 </text:span><text:span text:style-name="T2">q</text:span><text:span text:style-name="T2">u</text:span><text:span text:style-name="T2">ar</text:span><text:span text:style-name="T2">til</text:span><text:span text:style-name="T2">e</text:span><text:span text:style-name="T2">s </text:span><text:span text:style-name="T2">at </text:span><text:span text:style-name="T2">th</text:span><text:span text:style-name="T2">e </text:span><text:span text:style-name="T2">s</text:span><text:span text:style-name="T2">a</text:span><text:span text:style-name="T2">m</text:span><text:span text:style-name="T2">e </text:span><text:span text:style-name="T2">ti</text:span><text:span text:style-name="T2">m</text:span><text:span text:style-name="T2">e </text:span><text:span text:style-name="T2">(t</text:span><text:span text:style-name="T2">o</text:span><text:span text:style-name="T2">p </text:span><text:span text:style-name="T2">a</text:span><text:span text:style-name="T2">n</text:span><text:span text:style-name="T2">d </text:span><text:span text:style-name="T2">b</text:span><text:span text:style-name="T2">ot</text:span><text:span text:style-name="T2">to</text:span><text:span text:style-name="T2">m </text:span><text:span text:style-name="T2">q</text:span><text:span text:style-name="T2">u</text:span><text:span text:style-name="T2">ar</text:span><text:span text:style-name="T2">til</text:span><text:span text:style-name="T2">e)</text:span><text:span text:style-name="T2">. </text:span></text:p>
            <text:p><text:span text:style-name="T2">- </text:span><text:span text:style-name="T2">T</text:span><text:span text:style-name="T2">o </text:span><text:span text:style-name="T2">d</text:span><text:span text:style-name="T2">o </text:span><text:span text:style-name="T2">th</text:span><text:span text:style-name="T2">is</text:span><text:span text:style-name="T2">, </text:span><text:span text:style-name="T2">w</text:span><text:span text:style-name="T2">h</text:span><text:span text:style-name="T2">e</text:span><text:span text:style-name="T2">n </text:span><text:span text:style-name="T2">g</text:span><text:span text:style-name="T2">et</text:span><text:span text:style-name="T2">ti</text:span><text:span text:style-name="T2">n</text:span><text:span text:style-name="T2">g </text:span><text:span text:style-name="T2">b</text:span><text:span text:style-name="T2">ot</text:span><text:span text:style-name="T2">to</text:span><text:span text:style-name="T2">m </text:span><text:span text:style-name="T2">q</text:span><text:span text:style-name="T2">u</text:span><text:span text:style-name="T2">ar</text:span><text:span text:style-name="T2">til</text:span><text:span text:style-name="T2">e </text:span><text:span text:style-name="T2">si</text:span><text:span text:style-name="T2">z</text:span><text:span text:style-name="T2">e, </text:span><text:span text:style-name="T2">n</text:span><text:span text:style-name="T2">e</text:span><text:span text:style-name="T2">e</text:span><text:span text:style-name="T2">d </text:span><text:span text:style-name="T2">to </text:span><text:span text:style-name="T2">al</text:span><text:span text:style-name="T2">s</text:span><text:span text:style-name="T2">o </text:span><text:span text:style-name="T2">g</text:span><text:span text:style-name="T2">et </text:span><text:span text:style-name="T2">to</text:span><text:span text:style-name="T2">p </text:span><text:span text:style-name="T2">q</text:span><text:span text:style-name="T2">u</text:span><text:span text:style-name="T2">ar</text:span><text:span text:style-name="T2">til</text:span><text:span text:style-name="T2">e </text:span><text:span text:style-name="T2">si</text:span><text:span text:style-name="T2">z</text:span><text:span text:style-name="T2">e </text:span><text:span text:style-name="T2">a</text:span><text:span text:style-name="T2">n</text:span><text:span text:style-name="T2">d </text:span><text:span text:style-name="T2">to</text:span><text:span text:style-name="T2">p </text:span><text:span text:style-name="T2">q</text:span><text:span text:style-name="T2">u</text:span><text:span text:style-name="T2">ar</text:span><text:span text:style-name="T2">til</text:span><text:span text:style-name="T2">e </text:span><text:span text:style-name="T2">m</text:span><text:span text:style-name="T2">ini</text:span><text:span text:style-name="T2">m</text:span><text:span text:style-name="T2">u</text:span><text:span text:style-name="T2">m</text:span><text:span text:style-name="T2">.</text:span></text:p>
            <text:p><text:span text:style-name="T2">- </text:span><text:span text:style-name="T2">M</text:span><text:span text:style-name="T2">ig</text:span><text:span text:style-name="T2">ht </text:span><text:span text:style-name="T2">n</text:span><text:span text:style-name="T2">e</text:span><text:span text:style-name="T2">e</text:span><text:span text:style-name="T2">d </text:span><text:span text:style-name="T2">to </text:span><text:span text:style-name="T2">c</text:span><text:span text:style-name="T2">h</text:span><text:span text:style-name="T2">a</text:span><text:span text:style-name="T2">n</text:span><text:span text:style-name="T2">g</text:span><text:span text:style-name="T2">e </text:span><text:span text:style-name="T2">th</text:span><text:span text:style-name="T2">e </text:span><text:span text:style-name="T2">in</text:span><text:span text:style-name="T2">t </text:span><text:span text:style-name="T2">b</text:span><text:span text:style-name="T2">ot</text:span><text:span text:style-name="T2">to</text:span><text:span text:style-name="T2">m</text:span><text:span text:style-name="T2">_</text:span><text:span text:style-name="T2">q</text:span><text:span text:style-name="T2">u</text:span><text:span text:style-name="T2">ar</text:span><text:span text:style-name="T2">t[</text:span><text:span text:style-name="T2">2] </text:span><text:span text:style-name="T2">to </text:span><text:span text:style-name="T2">c</text:span><text:span text:style-name="T2">h</text:span><text:span text:style-name="T2">u</text:span><text:span text:style-name="T2">n</text:span><text:span text:style-name="T2">k</text:span><text:span text:style-name="T2">_i</text:span><text:span text:style-name="T2">nf</text:span><text:span text:style-name="T2">o[</text:span><text:span text:style-name="T2">3] </text:span><text:span text:style-name="T2">a</text:span><text:span text:style-name="T2">n</text:span><text:span text:style-name="T2">d </text:span><text:span text:style-name="T2">h</text:span><text:span text:style-name="T2">ol</text:span><text:span text:style-name="T2">d </text:span><text:span text:style-name="T2">b</text:span><text:span text:style-name="T2">ot</text:span><text:span text:style-name="T2">to</text:span><text:span text:style-name="T2">m </text:span><text:span text:style-name="T2">q</text:span><text:span text:style-name="T2">u</text:span><text:span text:style-name="T2">ar</text:span><text:span text:style-name="T2">t </text:span><text:span text:style-name="T2">in</text:span><text:span text:style-name="T2">fo </text:span><text:span text:style-name="T2">in </text:span><text:span text:style-name="T2">th</text:span><text:span text:style-name="T2">e </text:span><text:span text:style-name="T2">fir</text:span><text:span text:style-name="T2">st </text:span><text:span text:style-name="T2">tw</text:span><text:span text:style-name="T2">o </text:span><text:span text:style-name="T2">th</text:span><text:span text:style-name="T2">e</text:span><text:span text:style-name="T2">n </text:span><text:span text:style-name="T2">to</text:span><text:span text:style-name="T2">p </text:span><text:span text:style-name="T2">q</text:span><text:span text:style-name="T2">u</text:span><text:span text:style-name="T2">ar</text:span><text:span text:style-name="T2">t </text:span><text:span text:style-name="T2">in</text:span><text:span text:style-name="T2">fo </text:span><text:span text:style-name="T2">in </text:span><text:span text:style-name="T2">th</text:span><text:span text:style-name="T2">e </text:span><text:span text:style-name="T2">la</text:span><text:span text:style-name="T2">st </text:span><text:span text:style-name="T2">2.</text:span></text:p>
            <text:p><text:span text:style-name="T2">- </text:span></text:p>
          </draw:text-box>
        </draw:frame>
        <draw:custom-shape draw:style-name="gr25" draw:text-style-name="P1" xml:id="id27" draw:id="id27" draw:layer="layout" svg:width="4.445cm" svg:height="1.27cm" svg:x="1.27cm" svg:y="20.002cm">
          <text:p text:style-name="P1">Set chunk_info[2] to content of chunk_info[0]’th index from the end of sorted Stack 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7" draw:layer="layout" svg:x1="6.35cm" svg:y1="20.637cm" svg:x2="5.715cm" svg:y2="20.637cm" draw:start-shape="id19" draw:start-glue-point="5" draw:end-shape="id27" draw:end-glue-point="7" svg:d="M6350 20637h-635" svg:viewBox="0 0 636 1">
          <text:p/>
        </draw:connector>
        <draw:custom-shape draw:style-name="gr25" draw:text-style-name="P1" xml:id="id28" draw:id="id28" draw:layer="layout" svg:width="4.445cm" svg:height="1.27cm" svg:x="1.27cm" svg:y="22.542cm">
          <text:p text:style-name="P1">Clear Stack C and move to sorting Stack A with 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7" draw:layer="layout" svg:x1="3.493cm" svg:y1="21.272cm" svg:x2="3.493cm" svg:y2="22.542cm" draw:start-shape="id27" draw:start-glue-point="6" draw:end-shape="id28" draw:end-glue-point="4" svg:d="M3493 21272v1270" svg:viewBox="0 0 1 1271">
          <text:p/>
        </draw:connector>
        <draw:connector draw:style-name="gr48" draw:text-style-name="P7" draw:layer="layout" svg:x1="12.382cm" svg:y1="23.178cm" svg:x2="5.715cm" svg:y2="23.177cm" draw:start-shape="id20" draw:start-glue-point="5" draw:end-shape="id28" draw:end-glue-point="7" svg:d="M12382 23178h-3334v-1h-3333" svg:viewBox="0 0 6668 2">
          <text:p/>
        </draw:connector>
        <draw:connector draw:style-name="gr49" draw:text-style-name="P7" draw:layer="layout" svg:x1="3.493cm" svg:y1="23.812cm" svg:x2="3.493cm" svg:y2="25.4cm" draw:start-shape="id28" draw:start-glue-point="6" draw:end-shape="id23" draw:end-glue-point="4" svg:d="M3493 23812v1588" svg:viewBox="0 0 1 1589">
          <text:p/>
        </draw:connector>
        <draw:custom-shape draw:style-name="gr41" draw:text-style-name="P1" xml:id="id30" draw:id="id30" draw:layer="layout" svg:width="3.81cm" svg:height="1.905cm" svg:x="17.462cm" svg:y="27.622cm">
          <text:p text:style-name="P1">Is content of current Stack A node greater than or equal to chunk_info[2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11" draw:layer="layout" svg:x1="14.287cm" svg:y1="29.527cm" svg:x2="14.288cm" svg:y2="30.797cm" draw:start-shape="id26" draw:start-glue-point="6" draw:end-shape="id29" draw:end-glue-point="4" svg:d="M14287 29527v635h1v635" svg:viewBox="0 0 2 1271">
          <text:p>Yes</text:p>
        </draw:connector>
        <draw:connector draw:style-name="gr51" draw:text-style-name="P11" draw:layer="layout" svg:x1="16.192cm" svg:y1="28.575cm" svg:x2="17.462cm" svg:y2="28.575cm" draw:start-shape="id26" draw:start-glue-point="7" draw:end-shape="id30" draw:end-glue-point="5" svg:d="M16192 28575h1270" svg:viewBox="0 0 1271 1">
          <text:p>No</text:p>
        </draw:connector>
        <draw:connector draw:style-name="gr52" draw:text-style-name="P11" draw:layer="layout" svg:x1="19.367cm" svg:y1="29.527cm" svg:x2="19.368cm" svg:y2="30.797cm" draw:start-shape="id30" draw:start-glue-point="6" draw:end-shape="id31" draw:end-glue-point="4" svg:d="M19367 29527v635h1v635" svg:viewBox="0 0 2 1271">
          <text:p>Yes</text:p>
        </draw:connector>
        <draw:custom-shape draw:style-name="gr25" draw:text-style-name="P1" xml:id="id32" draw:id="id32" draw:layer="layout" svg:width="4.445cm" svg:height="1.27cm" svg:x="17.145cm" svg:y="36.512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13" draw:layer="layout" svg:x1="21.272cm" svg:y1="28.575cm" svg:x2="21.59cm" svg:y2="37.147cm" draw:start-shape="id30" draw:start-glue-point="7" draw:end-shape="id32" draw:end-glue-point="7" svg:d="M21272 28575h844v8572h-526" svg:viewBox="0 0 845 8573">
          <text:p text:style-name="P12"><text:span text:style-name="T3">N</text:span><text:span text:style-name="T3">o</text:span></text:p>
        </draw:connector>
        <draw:connector draw:style-name="gr54" draw:text-style-name="P7" draw:layer="layout" svg:x1="12.065cm" svg:y1="31.432cm" svg:x2="8.572cm" svg:y2="29.527cm" draw:start-shape="id29" draw:start-glue-point="5" draw:end-shape="id25" draw:end-glue-point="6" svg:d="M12065 31432h-3493v-1905" svg:viewBox="0 0 3494 1906">
          <text:p/>
        </draw:connector>
        <draw:connector draw:style-name="gr55" draw:text-style-name="P7" draw:layer="layout" svg:x1="17.145cm" svg:y1="37.147cm" svg:x2="8.572cm" svg:y2="29.527cm" draw:start-shape="id32" draw:start-glue-point="5" draw:end-shape="id25" draw:end-glue-point="6" svg:d="M17145 37147h-8573v-7620" svg:viewBox="0 0 8574 7621">
          <text:p/>
        </draw:connector>
        <draw:frame draw:style-name="gr43" draw:text-style-name="P6" draw:layer="layout" svg:width="7.303cm" svg:height="1.588cm" svg:x="15.557cm" svg:y="25.4cm">
          <draw:text-box>
            <text:p><text:span text:style-name="T2">s</text:span><text:span text:style-name="T2">or</text:span><text:span text:style-name="T2">t_</text:span><text:span text:style-name="T2">m</text:span><text:span text:style-name="T2">o</text:span><text:span text:style-name="T2">v</text:span><text:span text:style-name="T2">e</text:span><text:span text:style-name="T2">_</text:span><text:span text:style-name="T2">c</text:span><text:span text:style-name="T2">h</text:span><text:span text:style-name="T2">u</text:span><text:span text:style-name="T2">n</text:span><text:span text:style-name="T2">k </text:span><text:span text:style-name="T2">(a</text:span><text:span text:style-name="T2">n</text:span><text:span text:style-name="T2">d </text:span><text:span text:style-name="T2">a</text:span><text:span text:style-name="T2">s</text:span><text:span text:style-name="T2">s</text:span><text:span text:style-name="T2">o</text:span><text:span text:style-name="T2">ci</text:span><text:span text:style-name="T2">at</text:span><text:span text:style-name="T2">e</text:span><text:span text:style-name="T2">d </text:span><text:span text:style-name="T2">fu</text:span><text:span text:style-name="T2">n</text:span><text:span text:style-name="T2">ct</text:span><text:span text:style-name="T2">io</text:span><text:span text:style-name="T2">n</text:span><text:span text:style-name="T2">s)</text:span></text:p>
          </draw:text-box>
        </draw:frame>
        <draw:frame draw:style-name="gr43" draw:text-style-name="P6" draw:layer="layout" svg:width="7.303cm" svg:height="1.588cm" svg:x="15.557cm" svg:y="18.097cm">
          <draw:text-box>
            <text:p><text:span text:style-name="T2">g</text:span><text:span text:style-name="T2">et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_i</text:span><text:span text:style-name="T2">nf</text:span><text:span text:style-name="T2">o </text:span><text:span text:style-name="T2">(a</text:span><text:span text:style-name="T2">n</text:span><text:span text:style-name="T2">d </text:span><text:span text:style-name="T2">a</text:span><text:span text:style-name="T2">s</text:span><text:span text:style-name="T2">s</text:span><text:span text:style-name="T2">o</text:span><text:span text:style-name="T2">ci</text:span><text:span text:style-name="T2">at</text:span><text:span text:style-name="T2">e</text:span><text:span text:style-name="T2">d </text:span><text:span text:style-name="T2">fu</text:span><text:span text:style-name="T2">n</text:span><text:span text:style-name="T2">ct</text:span><text:span text:style-name="T2">io</text:span><text:span text:style-name="T2">n</text:span><text:span text:style-name="T2">s)</text:span></text:p>
          </draw:text-box>
        </draw:frame>
        <draw:frame draw:style-name="gr43" draw:text-style-name="P6" draw:layer="layout" svg:width="6.668cm" svg:height="1.27cm" svg:x="15.557cm" svg:y="16.192cm">
          <draw:text-box>
            <text:p><text:span text:style-name="T2">s</text:span><text:span text:style-name="T2">or</text:span><text:span text:style-name="T2">t_</text:span><text:span text:style-name="T2">c</text:span><text:span text:style-name="T2">h</text:span><text:span text:style-name="T2">u</text:span><text:span text:style-name="T2">n</text:span><text:span text:style-name="T2">k </text:span><text:span text:style-name="T2">(a</text:span><text:span text:style-name="T2">n</text:span><text:span text:style-name="T2">d </text:span><text:span text:style-name="T2">a</text:span><text:span text:style-name="T2">s</text:span><text:span text:style-name="T2">s</text:span><text:span text:style-name="T2">o</text:span><text:span text:style-name="T2">ci</text:span><text:span text:style-name="T2">at</text:span><text:span text:style-name="T2">e</text:span><text:span text:style-name="T2">d </text:span><text:span text:style-name="T2">fu</text:span><text:span text:style-name="T2">n</text:span><text:span text:style-name="T2">ct</text:span><text:span text:style-name="T2">io</text:span><text:span text:style-name="T2">n</text:span><text:span text:style-name="T2">s)</text:span></text:p>
          </draw:text-box>
        </draw:frame>
        <draw:custom-shape draw:style-name="gr41" draw:text-style-name="P1" xml:id="id33" draw:id="id33" draw:layer="layout" svg:width="3.81cm" svg:height="1.905cm" svg:x="17.462cm" svg:y="32.702cm">
          <text:p text:style-name="P1">Is node the only node in Stack B? (ie. list size = 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6" draw:text-style-name="P7" draw:layer="layout" svg:x1="19.368cm" svg:y1="32.067cm" svg:x2="19.367cm" svg:y2="32.702cm" draw:start-shape="id31" draw:start-glue-point="6" draw:end-shape="id33" draw:end-glue-point="4" svg:d="M19368 32067v318h-1v317" svg:viewBox="0 0 2 636">
          <text:p/>
        </draw:connector>
        <draw:custom-shape draw:style-name="gr25" draw:text-style-name="P1" xml:id="id34" draw:id="id34" draw:layer="layout" svg:width="4.445cm" svg:height="1.27cm" svg:x="11.747cm" svg:y="34.925cm">
          <text:p text:style-name="P1">Rotate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11" draw:layer="layout" svg:x1="17.462cm" svg:y1="33.655cm" svg:x2="8.572cm" svg:y2="29.527cm" draw:start-shape="id33" draw:start-glue-point="5" draw:end-shape="id25" draw:end-glue-point="6" svg:d="M17462 33655h-8890v-4128" svg:viewBox="0 0 8891 4129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>Yes</text:p>
        </draw:connector>
        <draw:connector draw:style-name="gr58" draw:text-style-name="P11" draw:layer="layout" svg:x1="19.367cm" svg:y1="34.607cm" svg:x2="16.192cm" svg:y2="35.56cm" draw:start-shape="id33" draw:start-glue-point="6" draw:end-shape="id34" draw:end-glue-point="7" svg:d="M19367 34607v953h-3175" svg:viewBox="0 0 3176 954">
          <text:p/>
          <text:p/>
          <text:p/>
          <text:p>No</text:p>
        </draw:connector>
        <draw:connector draw:style-name="gr59" draw:text-style-name="P7" draw:layer="layout" svg:x1="11.747cm" svg:y1="35.56cm" svg:x2="8.572cm" svg:y2="29.527cm" draw:start-shape="id34" draw:start-glue-point="5" draw:end-shape="id25" draw:end-glue-point="6" svg:d="M11747 35560h-3175v-6033" svg:viewBox="0 0 3176 6034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60" draw:text-style-name="P6" draw:layer="layout" svg:width="10.16cm" svg:height="2.074cm" svg:x="7.302cm" svg:y="2.053cm">
          <draw:text-box>
            <text:p><text:span text:style-name="T2">T</text:span><text:span text:style-name="T2">hi</text:span><text:span text:style-name="T2">s </text:span><text:span text:style-name="T2">is </text:span><text:span text:style-name="T2">fi</text:span><text:span text:style-name="T2">n</text:span><text:span text:style-name="T2">e </text:span><text:span text:style-name="T2">s</text:span><text:span text:style-name="T2">or</text:span><text:span text:style-name="T2">t </text:span><text:span text:style-name="T2">a</text:span><text:span text:style-name="T2">s </text:span><text:span text:style-name="T2">it</text:span><text:span text:style-name="T2">e</text:span><text:span text:style-name="T2">m</text:span><text:span text:style-name="T2">s </text:span><text:span text:style-name="T2">ar</text:span><text:span text:style-name="T2">e </text:span><text:span text:style-name="T2">re</text:span><text:span text:style-name="T2">tu</text:span><text:span text:style-name="T2">rn</text:span><text:span text:style-name="T2">e</text:span><text:span text:style-name="T2">d </text:span><text:span text:style-name="T2">fr</text:span><text:span text:style-name="T2">o</text:span><text:span text:style-name="T2">m </text:span><text:span text:style-name="T2">St</text:span><text:span text:style-name="T2">a</text:span><text:span text:style-name="T2">c</text:span><text:span text:style-name="T2">k </text:span><text:span text:style-name="T2">B </text:span><text:span text:style-name="T2">to </text:span><text:span text:style-name="T2">St</text:span><text:span text:style-name="T2">a</text:span><text:span text:style-name="T2">c</text:span><text:span text:style-name="T2">k </text:span><text:span text:style-name="T2">A. </text:span><text:span text:style-name="T2">H</text:span><text:span text:style-name="T2">er</text:span><text:span text:style-name="T2">e, </text:span><text:span text:style-name="T2">th</text:span><text:span text:style-name="T2">e </text:span><text:span text:style-name="T2">s</text:span><text:span text:style-name="T2">m</text:span><text:span text:style-name="T2">all</text:span><text:span text:style-name="T2">e</text:span><text:span text:style-name="T2">st </text:span><text:span text:style-name="T2">a</text:span><text:span text:style-name="T2">v</text:span><text:span text:style-name="T2">ail</text:span><text:span text:style-name="T2">a</text:span><text:span text:style-name="T2">bl</text:span><text:span text:style-name="T2">e </text:span><text:span text:style-name="T2">n</text:span><text:span text:style-name="T2">u</text:span><text:span text:style-name="T2">m</text:span><text:span text:style-name="T2">b</text:span><text:span text:style-name="T2">er </text:span><text:span text:style-name="T2">wi</text:span><text:span text:style-name="T2">ll </text:span><text:span text:style-name="T2">b</text:span><text:span text:style-name="T2">e </text:span><text:span text:style-name="T2">ro</text:span><text:span text:style-name="T2">ta</text:span><text:span text:style-name="T2">te</text:span><text:span text:style-name="T2">d </text:span><text:span text:style-name="T2">to </text:span><text:span text:style-name="T2">th</text:span><text:span text:style-name="T2">e </text:span><text:span text:style-name="T2">to</text:span><text:span text:style-name="T2">p </text:span><text:span text:style-name="T2">of </text:span><text:span text:style-name="T2">St</text:span><text:span text:style-name="T2">a</text:span><text:span text:style-name="T2">c</text:span><text:span text:style-name="T2">k </text:span><text:span text:style-name="T2">B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p</text:span><text:span text:style-name="T2">u</text:span><text:span text:style-name="T2">s</text:span><text:span text:style-name="T2">h</text:span><text:span text:style-name="T2">e</text:span><text:span text:style-name="T2">d </text:span><text:span text:style-name="T2">to </text:span><text:span text:style-name="T2">St</text:span><text:span text:style-name="T2">a</text:span><text:span text:style-name="T2">c</text:span><text:span text:style-name="T2">k </text:span><text:span text:style-name="T2">A </text:span><text:span text:style-name="T2">re</text:span><text:span text:style-name="T2">s</text:span><text:span text:style-name="T2">ul</text:span><text:span text:style-name="T2">ti</text:span><text:span text:style-name="T2">n</text:span><text:span text:style-name="T2">g </text:span><text:span text:style-name="T2">in </text:span><text:span text:style-name="T2">a </text:span><text:span text:style-name="T2">s</text:span><text:span text:style-name="T2">or</text:span><text:span text:style-name="T2">te</text:span><text:span text:style-name="T2">d </text:span><text:span text:style-name="T2">St</text:span><text:span text:style-name="T2">a</text:span><text:span text:style-name="T2">c</text:span><text:span text:style-name="T2">k </text:span><text:span text:style-name="T2">A </text:span><text:span text:style-name="T2">w</text:span><text:span text:style-name="T2">h</text:span><text:span text:style-name="T2">e</text:span><text:span text:style-name="T2">n </text:span><text:span text:style-name="T2">St</text:span><text:span text:style-name="T2">a</text:span><text:span text:style-name="T2">c</text:span><text:span text:style-name="T2">k </text:span><text:span text:style-name="T2">B </text:span><text:span text:style-name="T2">is </text:span><text:span text:style-name="T2">e</text:span><text:span text:style-name="T2">m</text:span><text:span text:style-name="T2">pt</text:span><text:span text:style-name="T2">y.</text:span></text:p>
          </draw:text-box>
        </draw:frame>
        <draw:custom-shape draw:style-name="gr20" draw:text-style-name="P1" xml:id="id35" draw:id="id35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1" draw:text-style-name="P1" xml:id="id45" draw:id="id45" draw:layer="layout" svg:width="2.858cm" svg:height="1.27cm" svg:x="16.827cm" svg:y="8.254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36" draw:id="id36" draw:layer="layout" svg:width="4.445cm" svg:height="0.953cm" svg:x="1.27cm" svg:y="13.652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2" draw:id="id42" draw:layer="layout" svg:width="4.445cm" svg:height="0.953cm" svg:x="1.27cm" svg:y="21.59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4" draw:layer="layout" svg:x1="3.492cm" svg:y1="6.667cm" svg:x2="3.493cm" svg:y2="13.652cm" draw:start-shape="id35" draw:start-glue-point="6" draw:end-shape="id36" draw:end-glue-point="4" svg:d="M3492 6667v3493h1v3492" svg:viewBox="0 0 2 6986">
          <text:p text:style-name="P2">Yes</text:p>
        </draw:connector>
        <draw:custom-shape draw:name="sort_fine 2" draw:style-name="gr64" draw:text-style-name="P1" xml:id="id37" draw:id="id37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5" draw:text-style-name="P5" draw:layer="layout" svg:x1="3.493cm" svg:y1="2.54cm" svg:x2="3.492cm" svg:y2="4.127cm" draw:start-shape="id37" draw:start-glue-point="6" draw:end-shape="id35" draw:end-glue-point="4" svg:d="M3493 2540v794h-1v793" svg:viewBox="0 0 2 1588">
          <text:p/>
        </draw:connector>
        <draw:frame draw:style-name="gr43" draw:text-style-name="P14" draw:layer="layout" svg:width="11.43cm" svg:height="1.587cm" svg:x="5.397cm" svg:y="0.635cm">
          <draw:text-box>
            <text:p><text:span text:style-name="T4">s</text:span><text:span text:style-name="T4">o</text:span><text:span text:style-name="T4">rt</text:span><text:span text:style-name="T4">_f</text:span><text:span text:style-name="T4">in</text:span><text:span text:style-name="T4">e </text:span><text:span text:style-name="T4">v</text:span><text:span text:style-name="T4">2</text:span></text:p>
          </draw:text-box>
        </draw:frame>
        <draw:custom-shape draw:style-name="gr62" draw:text-style-name="P1" xml:id="id38" draw:id="id38" draw:layer="layout" svg:width="4.445cm" svg:height="0.953cm" svg:x="1.27cm" svg:y="16.509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1" draw:layer="layout" svg:width="4.445cm" svg:height="2.857cm" svg:x="24.13cm" svg:y="25.4cm">
          <text:p text:style-name="P1">Cost is Negative for rrb and positive for rb.</text:p>
          <text:p text:style-name="P1"/>
          <text:p text:style-name="P1">If one cost is positive and one is negative the fastest way between the two is simply rotating</text:p>
          <text:p text:style-name="P1"/>
          <text:p text:style-name="P1">If both have the same sign, rather than moving past one to move the other then reverse back, you can save time by moving both in a single pass, then checking if they’re in order in Stack A afterwards, if not, Swap A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xml:id="id39" draw:id="id39" draw:layer="layout" svg:width="4.445cm" svg:height="2.222cm" svg:x="10.795cm" svg:y="15.875cm">
          <text:p text:style-name="P1">Call find_next_biggest function(b, biggest) to get the secon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7" draw:layer="layout" svg:x1="5.715cm" svg:y1="16.986cm" svg:x2="10.795cm" svg:y2="16.986cm" draw:start-shape="id38" draw:start-glue-point="7" draw:end-shape="id39" draw:end-glue-point="5" svg:d="M5715 16986h5080" svg:viewBox="0 0 5081 1">
          <text:p/>
        </draw:connector>
        <draw:custom-shape draw:style-name="gr62" draw:text-style-name="P1" xml:id="id40" draw:id="id40" draw:layer="layout" svg:width="4.445cm" svg:height="0.953cm" svg:x="10.795cm" svg:y="13.652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9" draw:text-style-name="P7" draw:layer="layout" svg:x1="5.715cm" svg:y1="14.129cm" svg:x2="10.795cm" svg:y2="14.129cm" draw:start-shape="id36" draw:start-glue-point="7" draw:end-shape="id40" draw:end-glue-point="5" svg:d="M5715 14129h5080" svg:viewBox="0 0 5081 1">
          <text:p/>
        </draw:connector>
        <draw:connector draw:style-name="gr70" draw:text-style-name="P7" draw:layer="layout" svg:x1="13.018cm" svg:y1="14.605cm" svg:x2="3.493cm" svg:y2="16.509cm" draw:start-shape="id40" draw:start-glue-point="6" draw:end-shape="id38" draw:end-glue-point="4" svg:d="M13018 14605v952h-9525v952" svg:viewBox="0 0 9526 1905">
          <text:p/>
        </draw:connector>
        <draw:custom-shape draw:style-name="gr62" draw:text-style-name="P1" xml:id="id43" draw:id="id43" draw:layer="layout" svg:width="4.445cm" svg:height="0.953cm" svg:x="1.27cm" svg:y="23.177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1" draw:id="id41" draw:layer="layout" svg:width="4.445cm" svg:height="0.953cm" svg:x="1.27cm" svg:y="40.957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1" draw:text-style-name="P7" draw:layer="layout" draw:line-skew="-0.426cm" svg:x1="1.27cm" svg:y1="41.434cm" svg:x2="1.587cm" svg:y2="5.397cm" draw:start-shape="id41" draw:start-glue-point="5" draw:end-shape="id35" draw:end-glue-point="5" svg:d="M1270 41434h-953v-36037h1270" svg:viewBox="0 0 1271 36038">
          <text:p/>
        </draw:connector>
        <draw:connector draw:style-name="gr72" draw:text-style-name="P7" draw:layer="layout" svg:x1="3.493cm" svg:y1="22.543cm" svg:x2="3.493cm" svg:y2="23.177cm" draw:start-shape="id42" draw:start-glue-point="6" draw:end-shape="id43" draw:end-glue-point="4" svg:d="M3493 22543v634" svg:viewBox="0 0 1 635">
          <text:p/>
        </draw:connector>
        <draw:custom-shape draw:style-name="gr20" draw:text-style-name="P1" xml:id="id44" draw:id="id44" draw:layer="layout" svg:width="3.81cm" svg:height="2.54cm" svg:x="7.938cm" svg:y="7.619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3" draw:text-style-name="P11" draw:layer="layout" svg:x1="11.748cm" svg:y1="8.889cm" svg:x2="16.827cm" svg:y2="8.889cm" draw:start-shape="id44" draw:start-glue-point="7" draw:end-shape="id45" draw:end-glue-point="5" svg:d="M11748 8889h5079" svg:viewBox="0 0 5080 1">
          <text:p>Yes</text:p>
        </draw:connector>
        <draw:custom-shape draw:style-name="gr62" draw:text-style-name="P1" xml:id="id46" draw:id="id46" draw:layer="layout" svg:width="4.445cm" svg:height="0.953cm" svg:x="12.065cm" svg:y="10.794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1" draw:layer="layout" svg:x1="9.843cm" svg:y1="10.159cm" svg:x2="12.065cm" svg:y2="11.271cm" draw:start-shape="id44" draw:start-glue-point="6" draw:end-shape="id46" draw:end-glue-point="5" svg:d="M9843 10159v1112h2222" svg:viewBox="0 0 2223 1113">
          <text:p/>
          <text:p/>
          <text:p/>
          <text:p/>
          <text:p>No (must be 1)</text:p>
        </draw:connector>
        <draw:connector draw:style-name="gr75" draw:text-style-name="P7" draw:layer="layout" svg:x1="16.51cm" svg:y1="11.271cm" svg:x2="18.256cm" svg:y2="9.524cm" draw:start-shape="id46" draw:start-glue-point="7" draw:end-shape="id45" draw:end-glue-point="6" svg:d="M16510 11271h1746v-1747" svg:viewBox="0 0 1747 1748">
          <text:p/>
        </draw:connector>
        <draw:custom-shape draw:style-name="gr76" draw:text-style-name="P1" xml:id="id47" draw:id="id47" draw:layer="layout" svg:width="4.445cm" svg:height="2.54cm" svg:x="1.27cm" svg:y="35.242cm">
          <text:p text:style-name="P1">Is (Stack A)→content less than (Stack A)→next→conte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7" draw:text-style-name="P11" draw:layer="layout" svg:x1="3.493cm" svg:y1="37.782cm" svg:x2="3.493cm" svg:y2="40.957cm" draw:start-shape="id47" draw:start-glue-point="6" draw:end-shape="id41" draw:end-glue-point="4" svg:d="M3493 37782v3175" svg:viewBox="0 0 1 3176">
          <text:p>Yes</text:p>
        </draw:connector>
        <draw:custom-shape draw:style-name="gr62" draw:text-style-name="P1" xml:id="id48" draw:id="id48" draw:layer="layout" svg:width="4.445cm" svg:height="0.953cm" svg:x="5.08cm" svg:y="38.417cm">
          <text:p text:style-name="P1">sa(a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8" draw:text-style-name="P11" draw:layer="layout" svg:x1="5.715cm" svg:y1="36.512cm" svg:x2="7.303cm" svg:y2="38.417cm" draw:start-shape="id47" draw:start-glue-point="7" draw:end-shape="id48" draw:end-glue-point="4" svg:d="M5715 36512h1588v1905" svg:viewBox="0 0 1589 1906">
          <text:p>No</text:p>
          <text:p/>
          <text:p/>
          <text:p/>
          <text:p/>
          <text:p/>
          <text:p/>
          <text:p/>
          <text:p/>
        </draw:connector>
        <draw:connector draw:style-name="gr79" draw:text-style-name="P7" draw:layer="layout" svg:x1="7.303cm" svg:y1="39.37cm" svg:x2="3.493cm" svg:y2="40.957cm" draw:start-shape="id48" draw:start-glue-point="6" draw:end-shape="id41" draw:end-glue-point="4" svg:d="M7303 39370v793h-3810v794" svg:viewBox="0 0 3811 1588">
          <text:p/>
        </draw:connector>
        <draw:custom-shape draw:style-name="gr76" draw:text-style-name="P1" xml:id="id49" draw:id="id49" draw:layer="layout" svg:width="4.445cm" svg:height="2.54cm" svg:x="8.255cm" svg:y="24.129cm">
          <text:p text:style-name="P1">Is both cost_biggest and cost_s_biggest posi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6" draw:text-style-name="P1" xml:id="id50" draw:id="id50" draw:layer="layout" svg:width="4.445cm" svg:height="2.54cm" svg:x="8.255cm" svg:y="27.622cm">
          <text:p text:style-name="P1">Is both cost_biggest and cost_s_biggest nega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0" draw:text-style-name="P11" draw:layer="layout" svg:x1="10.478cm" svg:y1="26.669cm" svg:x2="10.478cm" svg:y2="27.622cm" draw:start-shape="id49" draw:start-glue-point="6" draw:end-shape="id50" draw:end-glue-point="4" svg:d="M10478 26669v953" svg:viewBox="0 0 1 954">
          <text:p>No</text:p>
        </draw:connector>
        <draw:custom-shape draw:style-name="gr81" draw:text-style-name="P1" xml:id="id51" draw:id="id51" draw:layer="layout" svg:width="5.715cm" svg:height="2.54cm" svg:x="14.287cm" svg:y="25.717cm">
          <text:p text:style-name="P1">Whichever is further from 0 , loop that many (X) times:</text:p>
          <text:p text:style-name="P1">Do rb for + or rrb for - X times and check each time for either biggest or second_biggest. If found, pa rather than rb/rr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2" draw:text-style-name="P11" draw:layer="layout" svg:x1="12.7cm" svg:y1="25.399cm" svg:x2="14.287cm" svg:y2="26.987cm" draw:start-shape="id49" draw:start-glue-point="7" draw:end-shape="id51" draw:end-glue-point="5" svg:d="M12700 25399h793v1588h794" svg:viewBox="0 0 1588 1589">
          <text:p>Yes</text:p>
        </draw:connector>
        <draw:connector draw:style-name="gr83" draw:text-style-name="P11" draw:layer="layout" svg:x1="12.7cm" svg:y1="28.892cm" svg:x2="14.287cm" svg:y2="26.987cm" draw:start-shape="id50" draw:start-glue-point="7" draw:end-shape="id51" draw:end-glue-point="5" svg:d="M12700 28892h793v-1905h794" svg:viewBox="0 0 1588 1906">
          <text:p>Yes</text:p>
        </draw:connector>
        <draw:custom-shape draw:style-name="gr84" draw:text-style-name="P1" xml:id="id52" draw:id="id52" draw:layer="layout" svg:width="4.445cm" svg:height="0.952cm" svg:x="8.255cm" svg:y="31.114cm">
          <text:p text:style-name="P1">Rb or rrb to smallest and push to a (like norma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5" draw:text-style-name="P11" draw:layer="layout" svg:x1="10.478cm" svg:y1="30.162cm" svg:x2="10.478cm" svg:y2="31.114cm" draw:start-shape="id50" draw:start-glue-point="6" draw:end-shape="id52" draw:end-glue-point="4" svg:d="M10478 30162v952" svg:viewBox="0 0 1 953">
          <text:p>No</text:p>
        </draw:connector>
        <draw:connector draw:style-name="gr86" draw:text-style-name="P7" draw:layer="layout" svg:x1="10.478cm" svg:y1="32.066cm" svg:x2="3.493cm" svg:y2="35.242cm" draw:start-shape="id52" draw:start-glue-point="6" draw:end-shape="id47" draw:end-glue-point="4" svg:d="M10478 32066v1589h-6985v1587" svg:viewBox="0 0 6986 3177">
          <text:p/>
        </draw:connector>
        <draw:connector draw:style-name="gr87" draw:text-style-name="P7" draw:layer="layout" draw:line-skew="1.904cm" svg:x1="17.144cm" svg:y1="28.257cm" svg:x2="3.493cm" svg:y2="35.242cm" draw:start-shape="id51" draw:start-glue-point="6" draw:end-shape="id47" draw:end-glue-point="4" svg:d="M17144 28257v5397h-13651v1588" svg:viewBox="0 0 13652 6986">
          <text:p/>
        </draw:connector>
        <draw:frame draw:style-name="gr43" draw:text-style-name="P6" draw:layer="layout" svg:width="8.89cm" svg:height="7.62cm" svg:x="16.192cm" svg:y="13.652cm">
          <draw:text-box>
            <text:p><text:span text:style-name="T2">New fine sort proposal (v3):</text:span></text:p>
            <text:p><text:span text:style-name="T2">- Rather than finding the </text:span><text:span text:style-name="T2">next 2 to sort, we can look </text:span><text:span text:style-name="T2">for the next 3 in a similar </text:span><text:span text:style-name="T2">way.</text:span></text:p>
            <text:p><text:span text:style-name="T2"/></text:p>
            <text:p><text:span text:style-name="T2">First, we need to check the </text:span><text:span text:style-name="T2">size of the list.</text:span></text:p>
            <text:p><text:span text:style-name="T2">If Greater than 2 we can do </text:span><text:span text:style-name="T2">3 at a time.</text:span></text:p>
            <text:p><text:span text:style-name="T2">We can use the </text:span><text:span text:style-name="T2">find_next_biggest function </text:span><text:span text:style-name="T2">to get the second biggest </text:span><text:span text:style-name="T2">and the third biggest in the </text:span><text:span text:style-name="T2">list</text:span></text:p>
          </draw:text-box>
        </draw:frame>
        <draw:custom-shape draw:style-name="gr62" draw:text-style-name="P1" xml:id="id53" draw:id="id53" draw:layer="layout" svg:width="4.445cm" svg:height="0.953cm" svg:x="1.27cm" svg:y="20.002cm">
          <text:p text:style-name="P1">Find the Thir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8" draw:text-style-name="P7" draw:layer="layout" svg:x1="13.018cm" svg:y1="18.097cm" svg:x2="3.493cm" svg:y2="20.002cm" draw:start-shape="id39" draw:start-glue-point="6" draw:end-shape="id53" draw:end-glue-point="4" svg:d="M13018 18097v953h-9525v952" svg:viewBox="0 0 9526 1906">
          <text:p/>
        </draw:connector>
        <draw:custom-shape draw:style-name="gr67" draw:text-style-name="P1" xml:id="id54" draw:id="id54" draw:layer="layout" svg:width="4.445cm" svg:height="2.222cm" svg:x="10.795cm" svg:y="19.368cm">
          <text:p text:style-name="P1">Call find_next_biggest function(b, second_biggest) to get the thir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9" draw:text-style-name="P7" draw:layer="layout" svg:x1="5.715cm" svg:y1="20.479cm" svg:x2="10.795cm" svg:y2="20.479cm" draw:start-shape="id53" draw:start-glue-point="7" draw:end-shape="id54" draw:end-glue-point="5" svg:d="M5715 20479h5080" svg:viewBox="0 0 5081 1">
          <text:p/>
        </draw:connector>
        <draw:custom-shape draw:style-name="gr20" draw:text-style-name="P1" xml:id="id55" draw:id="id55" draw:layer="layout" svg:width="3.81cm" svg:height="2.54cm" svg:x="7.937cm" svg:y="4.127cm">
          <text:p text:style-name="P1">Is Stack B size equal to 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0" draw:text-style-name="P7" draw:layer="layout" svg:x1="5.397cm" svg:y1="5.397cm" svg:x2="7.937cm" svg:y2="5.397cm" draw:start-shape="id35" draw:start-glue-point="7" draw:end-shape="id55" draw:end-glue-point="5" svg:d="M5397 5397h2540" svg:viewBox="0 0 2541 1">
          <text:p>No</text:p>
        </draw:connector>
        <draw:connector draw:style-name="gr91" draw:text-style-name="P7" draw:layer="layout" svg:x1="9.842cm" svg:y1="6.667cm" svg:x2="9.843cm" svg:y2="7.619cm" draw:start-shape="id55" draw:start-glue-point="6" draw:end-shape="id44" draw:end-glue-point="4" svg:d="M9842 6667v477h1v475" svg:viewBox="0 0 2 953">
          <text:p>No</text:p>
        </draw:connector>
        <draw:custom-shape draw:style-name="gr25" draw:text-style-name="P1" xml:id="id56" draw:id="id56" draw:layer="layout" svg:width="4.445cm" svg:height="1.27cm" svg:x="1.27cm" svg:y="24.765cm">
          <text:p text:style-name="P1">Set cost_t_biggest to thir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2" draw:text-style-name="P7" draw:layer="layout" svg:x1="3.493cm" svg:y1="24.13cm" svg:x2="3.493cm" svg:y2="24.765cm" draw:start-shape="id43" draw:start-glue-point="6" draw:end-shape="id56" draw:end-glue-point="4" svg:d="M3493 24130v635" svg:viewBox="0 0 1 636">
          <text:p/>
        </draw:connector>
        <draw:connector draw:style-name="gr93" draw:text-style-name="P7" draw:layer="layout" svg:x1="5.715cm" svg:y1="25.4cm" svg:x2="8.255cm" svg:y2="25.399cm" draw:start-shape="id56" draw:start-glue-point="7" draw:end-shape="id49" draw:end-glue-point="5" svg:d="M5715 25400h1270v-1h1270" svg:viewBox="0 0 2541 2">
          <text:p/>
        </draw:connector>
        <draw:connector draw:style-name="gr94" draw:text-style-name="P7" draw:layer="layout" svg:x1="13.018cm" svg:y1="21.59cm" svg:x2="5.715cm" svg:y2="22.067cm" draw:start-shape="id54" draw:start-glue-point="6" draw:end-shape="id42" draw:end-glue-point="7" svg:d="M13018 21590v527h-4763v-50h-2540" svg:viewBox="0 0 7304 528">
          <text:p/>
        </draw:connector>
        <draw:custom-shape draw:style-name="gr25" draw:text-style-name="P1" draw:layer="layout" svg:width="4.445cm" svg:height="1.27cm" svg:x="13.335cm" svg:y="4.762cm">
          <text:p text:style-name="P1">ADD LOGIC FOR SORT 2 HE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fill-gradient-name="Gradient_20_1" draw:fill-hatch-name="Red_20_90_20_Degrees_20_Crossed_20_1" draw:fill-image-name="Bitmap_20_1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29T13:05:07.571132657</dc:date>
    <meta:editing-duration>P1DT19H41M6S</meta:editing-duration>
    <meta:editing-cycles>46</meta:editing-cycles>
    <meta:generator>LibreOffice/7.3.7.2$Linux_X86_64 LibreOffice_project/30$Build-2</meta:generator>
    <meta:document-statistic meta:object-count="137"/>
  </office:meta>
</office:document-meta>
</file>